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9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ngle="90"/>
    </style:style>
    <style:style style:name="ce2" style:family="table-cell" style:parent-style-name="Default" style:data-style-name="N10"/>
    <style:style style:name="ce3" style:family="table-cell" style:parent-style-name="Default" style:data-style-name="N11"/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ce2"/>
        <table:table-column table:style-name="co3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AdaBoostClassifier</text:p>
          </table:table-cell>
          <table:table-cell table:style-name="ce1" office:value-type="string" calcext:value-type="string">
            <text:p>ExtraTrees</text:p>
          </table:table-cell>
          <table:table-cell table:style-name="ce1" office:value-type="string" calcext:value-type="string">
            <text:p>GradientBoosting</text:p>
          </table:table-cell>
          <table:table-cell table:style-name="ce1" office:value-type="string" calcext:value-type="string">
            <text:p>LogisticRegression</text:p>
          </table:table-cell>
          <table:table-cell table:style-name="ce1" office:value-type="string" calcext:value-type="string">
            <text:p>Perceptron</text:p>
          </table:table-cell>
          <table:table-cell table:style-name="ce1" office:value-type="string" calcext:value-type="string">
            <text:p>RandomForest</text:p>
          </table:table-cell>
          <table:table-cell table:style-name="ce1" office:value-type="string" calcext:value-type="string">
            <text:p>XGBoost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1=anaerobe_vs_rest</text:p>
          </table:table-cell>
          <table:table-cell office:value-type="percentage" office:value="0.918219" calcext:value-type="percentage">
            <text:p>92%</text:p>
          </table:table-cell>
          <table:table-cell office:value-type="percentage" office:value="0.9258451" calcext:value-type="percentage">
            <text:p>93%</text:p>
          </table:table-cell>
          <table:table-cell office:value-type="percentage" office:value="0.9413106" calcext:value-type="percentage">
            <text:p>94%</text:p>
          </table:table-cell>
          <table:table-cell office:value-type="percentage" office:value="0.9348294" calcext:value-type="percentage">
            <text:p>93%</text:p>
          </table:table-cell>
          <table:table-cell office:value-type="percentage" office:value="0.9172973" calcext:value-type="percentage">
            <text:p>92%</text:p>
          </table:table-cell>
          <table:table-cell office:value-type="percentage" office:value="0.9316277" calcext:value-type="percentage">
            <text:p>93%</text:p>
          </table:table-cell>
          <table:table-cell office:value-type="percentage" office:value="0.9495479" calcext:value-type="percentage">
            <text:p>95%</text:p>
          </table:table-cell>
          <table:table-cell/>
          <table:table-cell table:formula="of:=AVERAGE([.B2:.H2])" office:value-type="percentage" office:value="0.931239571428571" calcext:value-type="percentage">
            <text:p>93.12%</text:p>
          </table:table-cell>
        </table:table-row>
        <table:table-row table:style-name="ro2">
          <table:table-cell office:value-type="string" calcext:value-type="string">
            <text:p>2=anaerobe_vs_aerobe</text:p>
          </table:table-cell>
          <table:table-cell office:value-type="percentage" office:value="0.929098" calcext:value-type="percentage">
            <text:p>93%</text:p>
          </table:table-cell>
          <table:table-cell office:value-type="percentage" office:value="0.938535" calcext:value-type="percentage">
            <text:p>94%</text:p>
          </table:table-cell>
          <table:table-cell office:value-type="percentage" office:value="0.9535184" calcext:value-type="percentage">
            <text:p>95%</text:p>
          </table:table-cell>
          <table:table-cell office:value-type="percentage" office:value="0.9524069" calcext:value-type="percentage">
            <text:p>95%</text:p>
          </table:table-cell>
          <table:table-cell office:value-type="percentage" office:value="0.9478472" calcext:value-type="percentage">
            <text:p>95%</text:p>
          </table:table-cell>
          <table:table-cell office:value-type="percentage" office:value="0.9444671" calcext:value-type="percentage">
            <text:p>94%</text:p>
          </table:table-cell>
          <table:table-cell office:value-type="percentage" office:value="0.958736" calcext:value-type="percentage">
            <text:p>96%</text:p>
          </table:table-cell>
          <table:table-cell/>
          <table:table-cell table:formula="of:=AVERAGE([.B3:.H3])" office:value-type="percentage" office:value="0.946372657142857" calcext:value-type="percentage">
            <text:p>94.64%</text:p>
          </table:table-cell>
        </table:table-row>
        <table:table-row table:style-name="ro2">
          <table:table-cell office:value-type="string" calcext:value-type="string">
            <text:p>3=anaerobe_vs_aerobe_resp_exclude</text:p>
          </table:table-cell>
          <table:table-cell office:value-type="percentage" office:value="0.9782673" calcext:value-type="percentage">
            <text:p>98%</text:p>
          </table:table-cell>
          <table:table-cell office:value-type="percentage" office:value="0.9667451" calcext:value-type="percentage">
            <text:p>97%</text:p>
          </table:table-cell>
          <table:table-cell office:value-type="percentage" office:value="0.9799984" calcext:value-type="percentage">
            <text:p>98%</text:p>
          </table:table-cell>
          <table:table-cell office:value-type="percentage" office:value="0.9910743" calcext:value-type="percentage">
            <text:p>99%</text:p>
          </table:table-cell>
          <table:table-cell office:value-type="percentage" office:value="0.9897896" calcext:value-type="percentage">
            <text:p>99%</text:p>
          </table:table-cell>
          <table:table-cell office:value-type="percentage" office:value="0.9729796" calcext:value-type="percentage">
            <text:p>97%</text:p>
          </table:table-cell>
          <table:table-cell office:value-type="percentage" office:value="0.9878962" calcext:value-type="percentage">
            <text:p>99%</text:p>
          </table:table-cell>
          <table:table-cell/>
          <table:table-cell table:formula="of:=AVERAGE([.B4:.H4])" office:value-type="percentage" office:value="0.980964357142857" calcext:value-type="percentage">
            <text:p>98.10%</text:p>
          </table:table-cell>
        </table:table-row>
        <table:table-row table:style-name="ro2">
          <table:table-cell office:value-type="string" calcext:value-type="string">
            <text:p>4=anaerobe_vs_aerobe_resp_aerobic</text:p>
          </table:table-cell>
          <table:table-cell office:value-type="percentage" office:value="0.9421646" calcext:value-type="percentage">
            <text:p>94%</text:p>
          </table:table-cell>
          <table:table-cell office:value-type="percentage" office:value="0.9262964" calcext:value-type="percentage">
            <text:p>93%</text:p>
          </table:table-cell>
          <table:table-cell office:value-type="percentage" office:value="0.9486752" calcext:value-type="percentage">
            <text:p>95%</text:p>
          </table:table-cell>
          <table:table-cell office:value-type="percentage" office:value="0.950955" calcext:value-type="percentage">
            <text:p>95%</text:p>
          </table:table-cell>
          <table:table-cell office:value-type="percentage" office:value="0.9417563" calcext:value-type="percentage">
            <text:p>94%</text:p>
          </table:table-cell>
          <table:table-cell office:value-type="percentage" office:value="0.9362438" calcext:value-type="percentage">
            <text:p>94%</text:p>
          </table:table-cell>
          <table:table-cell office:value-type="percentage" office:value="0.9640329" calcext:value-type="percentage">
            <text:p>96%</text:p>
          </table:table-cell>
          <table:table-cell/>
          <table:table-cell table:formula="of:=AVERAGE([.B5:.H5])" office:value-type="percentage" office:value="0.944303457142857" calcext:value-type="percentage">
            <text:p>94.43%</text:p>
          </table:table-cell>
        </table:table-row>
        <table:table-row table:style-name="ro2">
          <table:table-cell office:value-type="string" calcext:value-type="string">
            <text:p>5=anaerobe_vs_rest_resp_exclude</text:p>
          </table:table-cell>
          <table:table-cell office:value-type="percentage" office:value="0.961454" calcext:value-type="percentage">
            <text:p>96%</text:p>
          </table:table-cell>
          <table:table-cell office:value-type="percentage" office:value="0.9588208" calcext:value-type="percentage">
            <text:p>96%</text:p>
          </table:table-cell>
          <table:table-cell office:value-type="percentage" office:value="0.9731186" calcext:value-type="percentage">
            <text:p>97%</text:p>
          </table:table-cell>
          <table:table-cell office:value-type="percentage" office:value="0.9849626" calcext:value-type="percentage">
            <text:p>98%</text:p>
          </table:table-cell>
          <table:table-cell office:value-type="percentage" office:value="0.9820156" calcext:value-type="percentage">
            <text:p>98%</text:p>
          </table:table-cell>
          <table:table-cell office:value-type="percentage" office:value="0.9659585" calcext:value-type="percentage">
            <text:p>97%</text:p>
          </table:table-cell>
          <table:table-cell office:value-type="percentage" office:value="0.9829456" calcext:value-type="percentage">
            <text:p>98%</text:p>
          </table:table-cell>
          <table:table-cell/>
          <table:table-cell table:formula="of:=AVERAGE([.B6:.H6])" office:value-type="percentage" office:value="0.972753671428571" calcext:value-type="percentage">
            <text:p>97.28%</text:p>
          </table:table-cell>
        </table:table-row>
        <table:table-row table:style-name="ro2">
          <table:table-cell office:value-type="string" calcext:value-type="string">
            <text:p>6=anaerobe_vs_rest_resp_aerobic</text:p>
          </table:table-cell>
          <table:table-cell office:value-type="percentage" office:value="0.9372744" calcext:value-type="percentage">
            <text:p>94%</text:p>
          </table:table-cell>
          <table:table-cell office:value-type="percentage" office:value="0.9253211" calcext:value-type="percentage">
            <text:p>93%</text:p>
          </table:table-cell>
          <table:table-cell office:value-type="percentage" office:value="0.9503629" calcext:value-type="percentage">
            <text:p>95%</text:p>
          </table:table-cell>
          <table:table-cell office:value-type="percentage" office:value="0.9559417" calcext:value-type="percentage">
            <text:p>96%</text:p>
          </table:table-cell>
          <table:table-cell office:value-type="percentage" office:value="0.9473843" calcext:value-type="percentage">
            <text:p>95%</text:p>
          </table:table-cell>
          <table:table-cell office:value-type="percentage" office:value="0.9356832" calcext:value-type="percentage">
            <text:p>94%</text:p>
          </table:table-cell>
          <table:table-cell office:value-type="percentage" office:value="0.9638879" calcext:value-type="percentage">
            <text:p>96%</text:p>
          </table:table-cell>
          <table:table-cell/>
          <table:table-cell table:formula="of:=AVERAGE([.B7:.H7])" office:value-type="percentage" office:value="0.945122214285714" calcext:value-type="percentage">
            <text:p>94.51%</text:p>
          </table:table-cell>
        </table:table-row>
        <table:table-row table:style-name="ro2">
          <table:table-cell/>
          <table:table-cell table:style-name="Default" table:number-columns-repeated="7"/>
          <table:table-cell/>
          <table:table-cell table:style-name="Default"/>
        </table:table-row>
        <table:table-row table:style-name="ro2">
          <table:table-cell/>
          <table:table-cell table:style-name="ce3" table:formula="of:=AVERAGE([.B2:.B7])" office:value-type="percentage" office:value="0.944412883333333" calcext:value-type="percentage">
            <text:p>94.44%</text:p>
          </table:table-cell>
          <table:table-cell table:style-name="ce3" table:formula="of:=AVERAGE([.C2:.C7])" office:value-type="percentage" office:value="0.940260583333333" calcext:value-type="percentage">
            <text:p>94.03%</text:p>
          </table:table-cell>
          <table:table-cell table:style-name="ce3" table:formula="of:=AVERAGE([.D2:.D7])" office:value-type="percentage" office:value="0.957830683333333" calcext:value-type="percentage">
            <text:p>95.78%</text:p>
          </table:table-cell>
          <table:table-cell table:style-name="ce3" table:formula="of:=AVERAGE([.E2:.E7])" office:value-type="percentage" office:value="0.961694983333333" calcext:value-type="percentage">
            <text:p>96.17%</text:p>
          </table:table-cell>
          <table:table-cell table:style-name="ce3" table:formula="of:=AVERAGE([.F2:.F7])" office:value-type="percentage" office:value="0.954348383333333" calcext:value-type="percentage">
            <text:p>95.43%</text:p>
          </table:table-cell>
          <table:table-cell table:style-name="ce3" table:formula="of:=AVERAGE([.G2:.G7])" office:value-type="percentage" office:value="0.94782665" calcext:value-type="percentage">
            <text:p>94.78%</text:p>
          </table:table-cell>
          <table:table-cell table:style-name="ce3" table:formula="of:=AVERAGE([.H2:.H7])" office:value-type="percentage" office:value="0.967841083333333" calcext:value-type="percentage">
            <text:p>96.78%</text:p>
          </table:table-cell>
          <table:table-cell/>
          <table:table-cell table:style-name="Default"/>
        </table:table-row>
        <calcext:conditional-formats>
          <calcext:conditional-format calcext:target-range-address="Sheet1.B2:Sheet1.H7">
            <calcext:color-scale>
              <calcext:color-scale-entry calcext:value="0" calcext:type="minimum" calcext:color="#2a6099"/>
              <calcext:color-scale-entry calcext:value="0" calcext:type="maximum" calcext:color="#00a933"/>
            </calcext:color-scale>
          </calcext:conditional-format>
          <calcext:conditional-format calcext:target-range-address="Sheet1.B9:Sheet1.H9">
            <calcext:color-scale>
              <calcext:color-scale-entry calcext:value="0" calcext:type="minimum" calcext:color="#ffff6d"/>
              <calcext:color-scale-entry calcext:value="0" calcext:type="maximum" calcext:color="#ff0000"/>
            </calcext:color-scale>
          </calcext:conditional-format>
          <calcext:conditional-format calcext:target-range-address="Sheet1.J2:Sheet1.J7">
            <calcext:color-scale>
              <calcext:color-scale-entry calcext:value="0" calcext:type="minimum" calcext:color="#ffff6d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6:14:50.376999617</meta:creation-date>
    <dc:date>2023-04-11T16:20:06.734573285</dc:date>
    <meta:editing-duration>PT5M17S</meta:editing-duration>
    <meta:editing-cycles>1</meta:editing-cycles>
    <meta:document-statistic meta:table-count="1" meta:cell-count="69" meta:object-count="0"/>
    <meta:generator>LibreOffice/7.3.7.2$Linux_X86_64 LibreOffice_project/30$Build-2</meta:generator>
  </office:meta>
</office:document-meta>
</file>